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float" office:value="14438.5229" table:style-name="ce1">
            <text:p>14438,5229</text:p>
          </table:table-cell>
          <table:table-cell table:number-columns-repeated="16383"/>
        </table:table-row>
        <table:table-row table:style-name="ro1">
          <table:table-cell office:value-type="float" office:value="15304.9755" table:style-name="ce1">
            <text:p>15304,9755</text:p>
          </table:table-cell>
          <table:table-cell table:number-columns-repeated="16383"/>
        </table:table-row>
        <table:table-row table:style-name="ro1">
          <table:table-cell office:value-type="float" office:value="14871.7492" table:style-name="ce1">
            <text:p>14871,749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795.759599999999" table:style-name="ce1">
            <text:p>14795,759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871.7492" table:style-name="ce1">
            <text:p>14871,7492</text:p>
          </table:table-cell>
          <table:table-cell table:number-columns-repeated="16383"/>
        </table:table-row>
        <table:table-row table:style-name="ro1">
          <table:table-cell office:value-type="float" office:value="15890.180899999999" table:style-name="ce1">
            <text:p>15890,1809</text:p>
          </table:table-cell>
          <table:table-cell table:number-columns-repeated="16383"/>
        </table:table-row>
        <table:table-row table:style-name="ro1">
          <table:table-cell office:value-type="float" office:value="15966.1705" table:style-name="ce1">
            <text:p>15966,1705</text:p>
          </table:table-cell>
          <table:table-cell table:number-columns-repeated="16383"/>
        </table:table-row>
        <table:table-row table:style-name="ro1">
          <table:table-cell office:value-type="float" office:value="14426.7791" table:style-name="ce1">
            <text:p>14426,779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011.9845" table:style-name="ce1">
            <text:p>15011,9845</text:p>
          </table:table-cell>
          <table:table-cell table:number-columns-repeated="16383"/>
        </table:table-row>
        <table:table-row table:style-name="ro1">
          <table:table-cell office:value-type="float" office:value="14502.768700000001" table:style-name="ce1">
            <text:p>14502,768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426.7791" table:style-name="ce1">
            <text:p>14426,7791</text:p>
          </table:table-cell>
          <table:table-cell table:number-columns-repeated="16383"/>
        </table:table-row>
        <table:table-row table:style-name="ro1">
          <table:table-cell office:value-type="float" office:value="15011.9845" table:style-name="ce1">
            <text:p>15011,984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493.5995" table:style-name="ce1">
            <text:p>1493,5995</text:p>
          </table:table-cell>
          <table:table-cell table:number-columns-repeated="16383"/>
        </table:table-row>
        <table:table-row table:style-name="ro1">
          <table:table-cell office:value-type="float" office:value="15954.4267" table:style-name="ce1">
            <text:p>15954,426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860.0054" table:style-name="ce1">
            <text:p>14860,0054</text:p>
          </table:table-cell>
          <table:table-cell table:number-columns-repeated="16383"/>
        </table:table-row>
        <table:table-row table:style-name="ro1">
          <table:table-cell office:value-type="float" office:value="16030.4162" table:style-name="ce1">
            <text:p>16030,4162</text:p>
          </table:table-cell>
          <table:table-cell table:number-columns-repeated="16383"/>
        </table:table-row>
        <table:table-row table:style-name="ro1">
          <table:table-cell office:value-type="float" office:value="14491.024799999999" table:style-name="ce1">
            <text:p>14491,024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076.230299999999" table:style-name="ce1">
            <text:p>15076,230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567.0144" table:style-name="ce1">
            <text:p>14567,014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491.024799999999" table:style-name="ce1">
            <text:p>14491,024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000.2407" table:style-name="ce1">
            <text:p>15000,2407</text:p>
          </table:table-cell>
          <table:table-cell table:number-columns-repeated="16383"/>
        </table:table-row>
        <table:table-row table:style-name="ro1">
          <table:table-cell office:value-type="float" office:value="14924.251099999999" table:style-name="ce1">
            <text:p>14924,25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140.0476" table:style-name="ce1">
            <text:p>15140,0476</text:p>
          </table:table-cell>
          <table:table-cell table:number-columns-repeated="16383"/>
        </table:table-row>
        <table:table-row table:style-name="ro1">
          <table:table-cell office:value-type="float" office:value="14555.2706" table:style-name="ce1">
            <text:p>14555,2706</text:p>
          </table:table-cell>
          <table:table-cell table:number-columns-repeated="16383"/>
        </table:table-row>
        <table:table-row table:style-name="ro1">
          <table:table-cell office:value-type="float" office:value="1447.9281000000001" table:style-name="ce1">
            <text:p>1447,928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555.2706" table:style-name="ce1">
            <text:p>14555,270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064.4864" table:style-name="ce1">
            <text:p>15064,4864</text:p>
          </table:table-cell>
          <table:table-cell table:number-columns-repeated="16383"/>
        </table:table-row>
        <table:table-row table:style-name="ro1">
          <table:table-cell office:value-type="float" office:value="14988.496800000001" table:style-name="ce1">
            <text:p>14988,49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204.7217" table:style-name="ce1">
            <text:p>15204,7217</text:p>
          </table:table-cell>
          <table:table-cell table:number-columns-repeated="16383"/>
        </table:table-row>
        <table:table-row table:style-name="ro1">
          <table:table-cell office:value-type="float" office:value="15128.732099999999" table:style-name="ce1">
            <text:p>15128,7321</text:p>
          </table:table-cell>
          <table:table-cell table:number-columns-repeated="16383"/>
        </table:table-row>
        <table:table-row table:style-name="ro1">
          <table:table-cell office:value-type="float" office:value="15204.7217" table:style-name="ce1">
            <text:p>15204,721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619.516299999999" table:style-name="ce1">
            <text:p>14619,51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543.5267" table:style-name="ce1">
            <text:p>14543,526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619.516299999999" table:style-name="ce1">
            <text:p>14619,5163</text:p>
          </table:table-cell>
          <table:table-cell table:number-columns-repeated="16383"/>
        </table:table-row>
        <table:table-row table:style-name="ro1">
          <table:table-cell office:value-type="float" office:value="15128.732099999999" table:style-name="ce1">
            <text:p>15128,7321</text:p>
          </table:table-cell>
          <table:table-cell table:number-columns-repeated="16383"/>
        </table:table-row>
        <table:table-row table:style-name="ro1">
          <table:table-cell office:value-type="float" office:value="15052.7426" table:style-name="ce1">
            <text:p>15052,742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5268.967500000001" table:style-name="ce1">
            <text:p>15268,9675</text:p>
          </table:table-cell>
          <table:table-cell table:number-columns-repeated="16383"/>
        </table:table-row>
        <table:table-row table:style-name="ro1">
          <table:table-cell office:value-type="float" office:value="1468.3761999999999" table:style-name="ce1">
            <text:p>1468,3762</text:p>
          </table:table-cell>
          <table:table-cell table:number-columns-repeated="16383"/>
        </table:table-row>
        <table:table-row table:style-name="ro1">
          <table:table-cell office:value-type="float" office:value="15192.9779" table:style-name="ce1">
            <text:p>15192,9779</text:p>
          </table:table-cell>
          <table:table-cell table:number-columns-repeated="16383"/>
        </table:table-row>
        <table:table-row table:style-name="ro1">
          <table:table-cell office:value-type="float" office:value="14759.7516" table:style-name="ce1">
            <text:p>14759,75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68.3761999999999" table:style-name="ce1">
            <text:p>1468,3762</text:p>
          </table:table-cell>
          <table:table-cell table:number-columns-repeated="16383"/>
        </table:table-row>
        <table:table-row table:style-name="ro1">
          <table:table-cell office:value-type="float" office:value="15116.988300000001" table:style-name="ce1">
            <text:p>15116,9883</text:p>
          </table:table-cell>
          <table:table-cell table:number-columns-repeated="16383"/>
        </table:table-row>
        <table:table-row table:style-name="ro1">
          <table:table-cell office:value-type="float" office:value="15333.2132" table:style-name="ce1">
            <text:p>15333,2132</text:p>
          </table:table-cell>
          <table:table-cell table:number-columns-repeated="16383"/>
        </table:table-row>
        <table:table-row table:style-name="ro1">
          <table:table-cell office:value-type="float" office:value="15409.202799999999" table:style-name="ce1">
            <text:p>15409,202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4748.007799999999" table:style-name="ce1">
            <text:p>14748,0078</text:p>
          </table:table-cell>
          <table:table-cell table:number-columns-repeated="16383"/>
        </table:table-row>
        <table:table-row table:style-name="ro1">
          <table:table-cell office:value-type="float" office:value="15333.2132" table:style-name="ce1">
            <text:p>15333,2132</text:p>
          </table:table-cell>
          <table:table-cell table:number-columns-repeated="16383"/>
        </table:table-row>
        <table:table-row table:style-name="ro1">
          <table:table-cell office:value-type="float" office:value="14823.997300000001" table:style-name="ce1">
            <text:p>14823,9973</text:p>
          </table:table-cell>
          <table:table-cell table:number-columns-repeated="16383"/>
        </table:table-row>
        <table:table-row table:style-name="ro1">
          <table:table-cell office:value-type="float" office:value="15473.4485" table:style-name="ce1">
            <text:p>15473,448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397.4589" table:style-name="ce1">
            <text:p>15397,45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321.469300000001" table:style-name="ce1">
            <text:p>15321,469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5385.715099999999" table:style-name="ce1">
            <text:p>15385,715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309.7255" table:style-name="ce1">
            <text:p>15309,7255</text:p>
          </table:table-cell>
          <table:table-cell table:number-columns-repeated="16383"/>
        </table:table-row>
        <table:table-row table:style-name="ro1">
          <table:table-cell office:value-type="float" office:value="156.01939999999999" table:style-name="ce1">
            <text:p>156,019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5373.9712" table:style-name="ce1">
            <text:p>15373,97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449.960800000001" table:style-name="ce1">
            <text:p>15449,9608</text:p>
          </table:table-cell>
          <table:table-cell table:number-columns-repeated="16383"/>
        </table:table-row>
        <table:table-row table:style-name="ro1">
          <table:table-cell office:value-type="float" office:value="15666.1857" table:style-name="ce1">
            <text:p>15666,1857</text:p>
          </table:table-cell>
          <table:table-cell table:number-columns-repeated="16383"/>
        </table:table-row>
        <table:table-row table:style-name="ro1">
          <table:table-cell office:value-type="float" office:value="15514.2065" table:style-name="ce1">
            <text:p>15514,20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43.8217" table:style-name="ce1">
            <text:p>1543,8217</text:p>
          </table:table-cell>
          <table:table-cell table:number-columns-repeated="16383"/>
        </table:table-row>
        <table:table-row table:style-name="ro1">
          <table:table-cell office:value-type="float" office:value="15502.4627" table:style-name="ce1">
            <text:p>15502,462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578.452300000001" table:style-name="ce1">
            <text:p>15578,4523</text:p>
          </table:table-cell>
          <table:table-cell table:number-columns-repeated="16383"/>
        </table:table-row>
        <table:table-row table:style-name="ro1">
          <table:table-cell office:value-type="float" office:value="1564.2698" table:style-name="ce1">
            <text:p>1564,269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5566.7084" table:style-name="ce1">
            <text:p>15566,7084</text:p>
          </table:table-cell>
          <table:table-cell table:number-columns-repeated="16383"/>
        </table:table-row>
        <table:table-row table:style-name="ro1">
          <table:table-cell office:value-type="float" office:value="15630.9542" table:style-name="ce1">
            <text:p>15630,9542</text:p>
          </table:table-cell>
          <table:table-cell table:number-columns-repeated="16383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ohit Jain</meta:initial-creator>
    <dc:creator>Mohit Jain</dc:creator>
    <meta:creation-date>2023-11-10T14:10:50Z</meta:creation-date>
    <dc:date>2023-11-10T14:11:57Z</dc:date>
  </office:meta>
</office:document-meta>
</file>